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967" officeooo:paragraph-rsid="000bf967"/>
    </style:style>
    <style:style style:name="P2" style:family="paragraph" style:parent-style-name="Standard">
      <style:paragraph-properties fo:text-align="center" style:justify-single-word="false"/>
      <style:text-properties officeooo:rsid="000bf967" officeooo:paragraph-rsid="000c950c"/>
    </style:style>
    <style:style style:name="P3" style:family="paragraph" style:parent-style-name="Standard">
      <style:text-properties officeooo:rsid="000bf967" officeooo:paragraph-rsid="001025da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f967" officeooo:paragraph-rsid="000c950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c957b" officeooo:paragraph-rsid="000c957b"/>
    </style:style>
    <style:style style:name="P6" style:family="paragraph" style:parent-style-name="Standard">
      <style:text-properties officeooo:rsid="000d96cb" officeooo:paragraph-rsid="000d96cb"/>
    </style:style>
    <style:style style:name="P7" style:family="paragraph" style:parent-style-name="Standard">
      <style:text-properties officeooo:rsid="001025da" officeooo:paragraph-rsid="001025da"/>
    </style:style>
    <style:style style:name="T1" style:family="text">
      <style:text-properties style:text-position="super 58%"/>
    </style:style>
    <style:style style:name="T2" style:family="text">
      <style:text-properties officeooo:rsid="000d96cb"/>
    </style:style>
    <style:style style:name="T3" style:family="text">
      <style:text-properties officeooo:rsid="000e2b3d"/>
    </style:style>
    <style:style style:name="T4" style:family="text">
      <style:text-properties officeooo:rsid="001025da"/>
    </style:style>
    <style:style style:name="T5" style:family="text">
      <style:text-properties officeooo:rsid="00111b4a"/>
    </style:style>
    <style:style style:name="T6" style:family="text">
      <style:text-properties officeooo:rsid="0011d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am Stammer</text:p>
      <text:p text:style-name="P2">328 N Franklin Ave.</text:p>
      <text:p text:style-name="P2">Sioux Falls, SD, 57103</text:p>
      <text:p text:style-name="P1"/>
      <text:p text:style-name="P1">February 1<text:span text:style-name="T1">st</text:span>, 2018</text:p>
      <text:p text:style-name="P1"/>
      <text:p text:style-name="P5">Networked CPS REU</text:p>
      <text:p text:style-name="P5">Wichita State University</text:p>
      <text:p text:style-name="P1"/>
      <text:p text:style-name="P1">To whom it may concern:</text:p>
      <text:p text:style-name="P1"/>
      <text:p text:style-name="P5">I am submitting this application in interest of the Networked Cyber Physical Systems Research Experience for Undergraduates <text:span text:style-name="T5">hosted at Wichita State University over the summer of 2018</text:span>. I am seeking to expand my knowledge and <text:span text:style-name="T5">abilities </text:span>with hands on experience.</text:p>
      <text:p text:style-name="P5"/>
      <text:p text:style-name="P5">In early middle school I first became interested in computers and how they worked. On the guidance of a friend I started my first programming experience with batch programs. Within a month I had started C#, and I knew I was hooked. By the end of middle school I considered myself fluent in <text:span text:style-name="T5">4</text:span> languages. <text:span text:style-name="T2">This only expanded as I continued through high school, taking every opportunity to expand my abilities.</text:span></text:p>
      <text:p text:style-name="P6"/>
      <text:p text:style-name="P6">Shortly after this began I also joined the local Demolay (Liberty) Chapter. My time with this group was spent mostly volunteering which strengthened my character in ways I never would’ve imagined when I joined. More than that, it also taught me leadership. Many members <text:span text:style-name="T5">to</text:span> join shortly after myself were younger <text:span text:style-name="T3">and looked to me as a role model. I also quickly rose to the leadership position of Master Councilor which only strengthened the role I played, and my leadership skills with it.</text:span></text:p>
      <text:p text:style-name="P1"/>
      <text:p text:style-name="P7">All this considered, I have a lot to learn, and plenty of experience to gain. I’ve always considered knowledge one of the most valuable things a person can have. It is the best way <text:span text:style-name="T6">for anybody to improve themselves</text:span>. The opportunity to learn things, hands on, from people with far more experience than myself is very exciting.</text:p>
      <text:p text:style-name="P1"/>
      <text:p text:style-name="P1"><text:span text:style-name="T5">Thank you for the consideration</text:span>,</text:p>
      <text:p text:style-name="P1"/>
      <text:p text:style-name="P1">Adam Stammer</text:p>
      <text:p text:style-name="P1"><text:a xlink:type="simple" xlink:href="mailto:adam.stammer@sdstate.jacks.edu" text:style-name="Internet_20_link" text:visited-style-name="Visited_20_Internet_20_Link">adam.stammer@sdstate.jacks.edu</text:a></text:p>
      <text:p text:style-name="P1">605-323-5848</text:p>
      <text:p text:style-name="P1"/>
      <text:p text:style-name="P3">Enclosure<text:span text:style-name="T4">s: </text:span>Resumé, <text:span text:style-name="T5">Essay, Transcript, Two letters of recommend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8:08:37.586000000</meta:creation-date>
    <dc:date>2018-02-01T19:27:05.644000000</dc:date>
    <meta:editing-duration>PT5M56S</meta:editing-duration>
    <meta:editing-cycles>1</meta:editing-cycles>
    <meta:document-statistic meta:table-count="0" meta:image-count="0" meta:object-count="0" meta:page-count="1" meta:paragraph-count="16" meta:word-count="292" meta:character-count="1768" meta:non-whitespace-character-count="1492"/>
    <meta:generator>LibreOffice/5.4.3.2$Windows_X86_64 LibreOffice_project/92a7159f7e4af62137622921e809f8546db437e5</meta:generator>
  </office:meta>
</office:document-meta>
</file>